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49cm" table:align="left" style:writing-mode="lr-tb"/>
    </style:style>
    <style:style style:name="Таблица3.A" style:family="table-column">
      <style:table-column-properties style:column-width="7.368cm"/>
    </style:style>
    <style:style style:name="Таблица3.B" style:family="table-column">
      <style:table-column-properties style:column-width="8.123cm"/>
    </style:style>
    <style:style style:name="Таблица3.A1" style:family="table-cell">
      <style:table-cell-properties fo:padding="0.097cm" fo:border="none"/>
    </style:style>
    <style:style style:name="Таблица3.B6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7" style:family="paragraph" style:parent-style-name="Text_20_body">
      <style:paragraph-properties fo:text-align="end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Footnote">
      <style:paragraph-properties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Standard">
      <style:paragraph-properties fo:text-align="center" style:justify-single-word="false" fo:break-before="page" style:writing-mode="lr-tb"/>
    </style:style>
    <style:style style:name="P17" style:family="paragraph" style:parent-style-name="Текст_20_абазца">
      <style:paragraph-properties fo:margin-left="0.88cm" fo:margin-right="0.025cm" fo:text-indent="0.021cm" style:auto-text-indent="false"/>
    </style:style>
    <style:style style:name="P18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1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1" style:family="paragraph" style:parent-style-name="Текст_20_абазца">
      <style:paragraph-properties fo:margin-left="0.351cm" fo:margin-right="0.189cm" fo:text-indent="0cm" style:auto-text-indent="false"/>
    </style:style>
    <style:style style:name="P22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3" style:family="paragraph" style:parent-style-name="Текст_20_абазца" style:master-page-name="">
      <style:paragraph-properties fo:orphans="2" style:page-number="auto"/>
    </style:style>
    <style:style style:name="P24" style:family="paragraph" style:parent-style-name="Текст_20_абазца" style:master-page-name="">
      <style:paragraph-properties fo:orphans="2" fo:widows="2" style:page-number="auto"/>
      <style:text-properties fo:language="ru" fo:country="RU"/>
    </style:style>
    <style:style style:name="P25" style:family="paragraph" style:parent-style-name="Текст_20_абазца">
      <style:paragraph-properties fo:margin-top="0cm" fo:margin-bottom="0cm" loext:contextual-spacing="false" fo:line-height="100%"/>
    </style:style>
    <style:style style:name="P26" style:family="paragraph" style:parent-style-name="Текст_20_абазца" style:master-page-name="">
      <style:paragraph-properties fo:margin-top="0.61cm" fo:margin-bottom="0.21cm" loext:contextual-spacing="false" style:page-number="auto"/>
    </style:style>
    <style:style style:name="P27" style:family="paragraph" style:parent-style-name="Текст_20_абазца">
      <style:paragraph-properties fo:margin-left="0.288cm" fo:margin-right="0cm" fo:text-indent="0cm" style:auto-text-indent="false"/>
    </style:style>
    <style:style style:name="P28" style:family="paragraph" style:parent-style-name="Текст_20_абазца">
      <style:paragraph-properties fo:margin-left="0.312cm" fo:margin-right="0.192cm" fo:text-indent="0cm" style:auto-text-indent="false"/>
    </style:style>
    <style:style style:name="P29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30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margin-left="2.91cm" fo:margin-right="0cm" fo:text-align="center" style:justify-single-word="false" fo:text-indent="0cm" style:auto-text-indent="false" style:writing-mode="lr-tb"/>
      <style:text-properties style:font-name="Georgia" fo:font-size="22pt" fo:font-style="italic" fo:font-weight="bold" style:font-size-asian="22pt" style:font-style-asian="italic" style:font-weight-asian="bold" style:font-size-complex="16pt" style:font-style-complex="italic" style:font-weight-complex="bold"/>
    </style:style>
    <style:style style:name="P32" style:family="paragraph" style:parent-style-name="Текст_20_абазца">
      <style:paragraph-properties fo:margin-left="0.3cm" fo:margin-right="0cm" fo:text-indent="0cm" style:auto-text-indent="false"/>
    </style:style>
    <style:style style:name="P33" style:family="paragraph" style:parent-style-name="Текст_20_абазца">
      <style:paragraph-properties fo:margin-left="0.3cm" fo:margin-right="0cm" fo:text-align="start" style:justify-single-word="false" fo:text-indent="0cm" style:auto-text-indent="false"/>
    </style:style>
    <style:style style:name="P34" style:family="paragraph" style:parent-style-name="Текст_20_абазца">
      <style:paragraph-properties fo:margin-left="0.3cm" fo:margin-right="0cm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5" style:family="paragraph" style:parent-style-name="Текст_20_абазца">
      <style:paragraph-properties fo:margin-left="0.312cm" fo:margin-right="2.117cm" fo:text-indent="0cm" style:auto-text-indent="false"/>
    </style:style>
    <style:style style:name="P36" style:family="paragraph" style:parent-style-name="Numbering_20_1" style:list-style-name="L1"/>
    <style:style style:name="P37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8" style:family="paragraph" style:parent-style-name="Heading_20_2" style:master-page-name="Right_20_Page">
      <style:paragraph-properties style:page-number="auto"/>
    </style:style>
    <style:style style:name="P39" style:family="paragraph" style:parent-style-name="Исходный_20_код">
      <style:text-properties fo:language="ru" fo:country="RU"/>
    </style:style>
    <style:style style:name="P40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1" style:family="paragraph" style:parent-style-name="Исходный_20_код">
      <style:text-properties fo:language="en" fo:country="US"/>
    </style:style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69a9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fo:language="en" fo:country="US" style:font-size-asian="10pt"/>
    </style:style>
    <style:style style:name="T7" style:family="text">
      <style:text-properties style:font-name="Arial Black" fo:font-size="22pt" style:font-size-asian="22pt"/>
    </style:style>
    <style:style style:name="T8" style:family="text">
      <style:text-properties style:font-name="Arial Black" fo:font-size="22pt" fo:language="en" fo:country="US" style:font-size-asian="22pt"/>
    </style:style>
    <style:style style:name="T9" style:family="text">
      <style:text-properties style:font-name="Arial Black" fo:font-size="22pt" fo:language="en" fo:country="US" officeooo:rsid="001069a9" style:font-size-asian="22pt"/>
    </style:style>
    <style:style style:name="T10" style:family="text">
      <style:text-properties fo:language="ru" fo:country="RU"/>
    </style:style>
    <style:style style:name="T11" style:family="text">
      <style:text-properties style:font-name="Arial1" fo:language="ru" fo:country="RU"/>
    </style:style>
    <style:style style:name="T12" style:family="text">
      <style:text-properties style:use-window-font-color="true" style:font-name-asian="Times New Roman" style:language-complex="ar" style:country-complex="SA"/>
    </style:style>
    <style:style style:name="T13" style:family="text">
      <style:text-properties style:use-window-font-color="true" fo:language="en" fo:country="US" style:font-name-asian="Times New Roman" style:language-complex="ar" style:country-complex="SA"/>
    </style:style>
    <style:style style:name="T14" style:family="text">
      <style:text-properties style:use-window-font-color="true" fo:language="ru" fo:country="RU" style:font-name-asian="Times New Roman" style:language-complex="ar" style:country-complex="SA"/>
    </style:style>
    <style:style style:name="T15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6" style:family="text">
      <style:text-properties style:use-window-font-color="true" fo:letter-spacing="normal" style:font-name-asian="Times New Roman" style:font-size-asian="10.5pt" style:language-complex="ar" style:country-complex="SA"/>
    </style:style>
    <style:style style:name="T17" style:family="text">
      <style:text-properties fo:font-size="9pt" style:font-size-asian="9.44999980926514pt" style:font-size-complex="10.8000001907349pt"/>
    </style:style>
    <style:style style:name="T1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7"/>
      <text:p text:style-name="P6">Blackfin</text:p>
      <text:p text:style-name="P7">VisualDSP++</text:p>
      <text:p text:style-name="P5"/>
      <text:p text:style-name="P29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2">для однокристальных</text:p>
      <text:p text:style-name="P12">микроконтроллеров</text:p>
      <text:p text:style-name="P10"/>
      <text:p text:style-name="P30"><text:span text:style-name="T2">Version</text:span> <text:span text:style-name="T3">5</text:span></text:p>
      <text:p text:style-name="P31"/>
      <text:p text:style-name="P11"/>
      <text:p text:style-name="P11"/>
      <text:p text:style-name="P11"/>
      <text:p text:style-name="P13"><text:span text:style-name="T7">2003-20</text:span><text:span text:style-name="T8">1</text:span><text:span text:style-name="T9">5</text:span></text:p>
      <text:p text:style-name="P16"/>
      <text:h text:style-name="P38" text:outline-level="2">Общие сведения</text:h>
      <text:p text:style-name="Текст_20_абазца">Данный порт предназначен для использования совместно с программным пакетом <text:span text:style-name="Имя_20_собственное">VisualDSP++</text:span><text:span text:style-name="T2"> </text:span><text:span text:style-name="T10">фирмы </text:span><text:span text:style-name="Имя_20_собственное">Analog Devices</text:span><text:span text:style-name="T2">.</text:span></text:p>
      <text:p text:style-name="Текст_20_абазца"><text:span text:style-name="Имя_20_собственное">Blackfin</text:span> – процессор, изначально рассчитанный на использование его под управлением операционных систем, поэтому в его составе имеется ряд средств для поддержки ОС. Сюда относятся наличие, например, режимов <text:span text:style-name="Имя_20_собственное">User</text:span> и <text:span text:style-name="Имя_20_собственное">Supervisor</text:span> и поддержка программного прерывания. Для <text:span text:style-name="T1">scmRTOS</text:span> самым важным из них является поддержка программного прерывания.</text:p>
      <text:p text:style-name="Текст_20_абазца">В данном порте режим <text:span text:style-name="Имя_20_собственное">User</text:span> по причинам, связанным с удобством использования процессора в сочетании с низкоуровневым ПО, не используется, а вся работа происходит в режиме <text:span text:style-name="Имя_20_собственное">Supervisor</text:span>, переключение на который происходит на этапе выполнения кода <text:span text:style-name="Имя_20_собственное">Startup</text:span>.</text:p>
      <text:p text:style-name="Текст_20_абазца">Программный пакет <text:span text:style-name="Имя_20_собственное">VisualDSP++</text:span> использует один стек для данных и адресов возвратов.</text:p>
      <text:p text:style-name="Текст_20_абазца">Рекомендуемое представление нумерации приоритетов в данном порте идет по убыванию: максимальное значение числа<text:note text:id="ftn1" text:note-class="footnote"><text:note-citation>1</text:note-citation><text:note-body><text:p text:style-name="Footnote"><text:s/>Максимальное из диапазона чисел, выделенных для представления значений приоритетов.</text:p></text:note-body></text:note>, представляющего номера приоритета, соответствует процессу с наивысшим приоритетом, по мере убывания значения, уровень приоритета уменьшается. Т.е. <text:span text:style-name="Мнемоника"><text:span text:style-name="T4">pr</text:span></text:span><text:span text:style-name="Мнемоника"><text:span text:style-name="T5">0</text:span></text:span> – высший приоритет, ему соответствует число, равное значению заявленного количества процессов; значение, равное <text:span text:style-name="Мнемоника">0</text:span>, соответствует системному процессу <text:span text:style-name="Мнемоника"><text:span text:style-name="T4">IdleProc</text:span></text:span>. Такая схема выбрана из соображений эффективности при вычислении приоритетов процессов – порядок битов в объектах <text:span text:style-name="Мнемоника"><text:span text:style-name="T4">TProcessMap</text:span></text:span> получается такой, что наивысший приоритет соответствуют старшим битам, а это, в свою очередь, позволяет эффективно находить номер самого приоритетного процесса из готовых к выполнению. Для этого используется инструкция процессора <text:span text:style-name="Мнемоника"><text:span text:style-name="T4">signbits</text:span></text:span>. Реализацию функции нахождения наивысшего приоритета процесса из готовых к выполнению – см «<text:span text:style-name="Ссылка_20_на_20_название"><text:bookmark-ref text:reference-format="text" text:ref-name="_Ref127622796">Листинг 1 Функция нахождения наивысшего приоритета процесса из готовых к выполнению</text:bookmark-ref></text:span>».</text:p>
      <text:p text:style-name="Текст_20_абазца"/>
      <text:list xml:id="list4646766314776965660" text:style-name="WW8Num5">
        <text:list-item text:start-value="1">
          <text:p text:style-name="P39"><text:soft-page-break/>inline uint8_t highest_priority(TProcessMap pm)</text:p>
        </text:list-item>
        <text:list-item>
          <text:p text:style-name="P39">{ <text:s text:c="45"/></text:p>
        </text:list-item>
        <text:list-item>
          <text:p text:style-name="P39"><text:s text:c="4"/>uint8_t pr; <text:s text:c="31"/></text:p>
        </text:list-item>
        <text:list-item>
          <text:p text:style-name="P39"><text:s text:c="4"/>asm <text:s text:c="39"/></text:p>
        </text:list-item>
        <text:list-item>
          <text:p text:style-name="P39"><text:s text:c="4"/>( <text:s text:c="41"/></text:p>
        </text:list-item>
        <text:list-item>
          <text:p text:style-name="P39"><text:s text:c="8"/>" %0.l = signbits %1; " : <text:s text:c="13"/></text:p>
        </text:list-item>
        <text:list-item>
          <text:p text:style-name="P39"><text:s text:c="8"/>"=d" (pr) : <text:s text:c="27"/></text:p>
        </text:list-item>
        <text:list-item>
          <text:p text:style-name="P39"><text:s text:c="8"/>"d" (pm) <text:s text:c="30"/></text:p>
        </text:list-item>
        <text:list-item>
          <text:p text:style-name="P39"><text:s text:c="4"/>); <text:s text:c="40"/></text:p>
        </text:list-item>
        <text:list-item>
          <text:p text:style-name="P39"><text:s text:c="4"/>return 30 - pr; <text:s text:c="27"/></text:p>
        </text:list-item>
        <text:list-item>
          <text:p text:style-name="P39">} <text:s text:c="45"/></text:p>
        </text:list-item>
      </text:list>
      <text:p text:style-name="Название_20_объекта"><text:bookmark-start text:name="__RefHeading__186_1693444381"/><text:bookmark-start text:name="_Ref127622796"/>Листинг <text:sequence text:ref-name="refЛистинг0" text:name="Листинг" text:formula="ooow:Листинг+1" style:num-format="1">1</text:sequence> Функция нахождения наивысшего приоритета процесса из готовых к выполнению<text:bookmark-end text:name="__RefHeading__186_1693444381"/><text:bookmark-end text:name="_Ref127622796"/></text:p>
      <text:p text:style-name="Текст_20_абазца">Вообще, такой порядок задания представления приоритетов целесообразен для любой архитектуры, имеющей инструкции для поддержки операций с плавающей точкой<text:span text:style-name="T2"> </text:span>– вроде упомянутой <text:span text:style-name="Мнемоника">signbits</text:span>. 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10">об объектах портирования</text:span> – см документацию на <text:span text:style-name="T1">scmRTOS</text:span>, глава <text:span text:style-name="Имя_20_собственное">«Порты».</text:span>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3"><text:span text:style-name="Мнемоника"><text:span text:style-name="T11">Название</text:span></text:span></text:p>
          </table:table-cell>
          <table:table-cell table:style-name="Таблица3.A1" office:value-type="string">
            <text:p text:style-name="P22"><text:span text:style-name="Мнемоника"><text:span text:style-name="T11">Значение</text:span></text:span><text:span text:style-name="Мнемоника"><text:span text:style-name="T11"><text:note text:id="ftn2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INLINE</text:span></text:p>
          </table:table-cell>
          <table:table-cell table:style-name="Таблица3.A1" office:value-type="string">
            <text:p text:style-name="P28"><text:span text:style-name="Мнемоника">_Pragma("always_inline") inline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OS_PROCESS</text:span></text:p>
          </table:table-cell>
          <table:table-cell table:style-name="Таблица3.A1" office:value-type="string">
            <text:p text:style-name="P28"><text:span text:style-name="Мнемоника">_Pragma("regs_clobbered REGS")</text:span><text:span text:style-name="Мнемоника"><text:note text:id="ftn3" text:note-class="footnote"><text:note-citation>2</text:note-citation><text:note-body><text:p text:style-name="Footnote"><text:s/>Где <text:span text:style-name="Мнемоника"><text:span text:style-name="T17">REGS</text:span></text:span><text:span text:style-name="T2"> </text:span><text:span text:style-name="T10">определён как: </text:span><text:span text:style-name="Мнемоника"><text:span text:style-name="T17">"r0-r7 p0-p5 ASTAT i0-i3 b0-b3 l0-l3 m0-m3 lt0 lt1 lb0 lb1 lc0 lc1 a0 a1 cc"</text:span></text:span></text:p></text:note-body></text:note>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DUMMY_INSTR()</text:span></text:p>
          </table:table-cell>
          <table:table-cell table:style-name="Таблица3.A1" office:value-type="string">
            <text:p text:style-name="P28"><text:span text:style-name="Мнемоника">asm(" nop;")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INLINE_PROCESS_CTOR</text:span></text:p>
          </table:table-cell>
          <table:table-cell table:style-name="Таблица3.A1" office:value-type="string">
            <text:p text:style-name="P35"><text:span text:style-name="Мнемоника">&lt;None&gt;</text:span></text:p>
          </table:table-cell>
        </table:table-row>
        <text:soft-page-break/>
        <table:table-row>
          <table:table-cell table:style-name="Таблица3.A1" office:value-type="string">
            <text:p text:style-name="P32"><text:span text:style-name="Мнемоника">SEPARATE_RETURN_STACK</text:span></text:p>
          </table:table-cell>
          <table:table-cell table:style-name="Таблица3.B6" office:value-type="float" office:value="0">
            <text:p text:style-name="P27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scmRTOS_CONTEXT_SWITCH_SCHEME</text:span></text:p>
          </table:table-cell>
          <table:table-cell table:style-name="Таблица3.B6" office:value-type="float" office:value="1">
            <text:p text:style-name="P27"><text:span text:style-name="Мнемоника">1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<text:span text:style-name="T16">CONTEXT_SWITCH_HOOK_CRIT_SECT</text:span></text:span></text:p>
          </table:table-cell>
          <table:table-cell table:style-name="Таблица3.A1" office:value-type="string">
            <text:p text:style-name="P27"><text:span text:style-name="Мнемоника"><text:span text:style-name="T2">TCritSect cs</text:span></text:span></text:p>
          </table:table-cell>
        </table:table-row>
      </table:table>
      <text:h text:style-name="Heading_20_3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<text:span text:style-name="Мнемоника"><text:span text:style-name="T11">Название</text:span></text:span></text:p>
          </table:table-cell>
          <table:table-cell table:style-name="Таблица4.A1" office:value-type="string">
            <text:p text:style-name="P22"><text:span text:style-name="Мнемоника"><text:span text:style-name="T11">Значение</text:span></text:span></text:p>
          </table:table-cell>
        </table:table-row>
        <table:table-row>
          <table:table-cell table:style-name="Таблица4.A1" office:value-type="string">
            <text:p text:style-name="P17"><text:span text:style-name="Мнемоника">stack_item_t</text:span></text:p>
          </table:table-cell>
          <table:table-cell table:style-name="Таблица4.A1" office:value-type="string">
            <text:p text:style-name="P21"><text:span text:style-name="Мнемоника"><text:span text:style-name="T10">uint32_t</text:span></text:span></text:p>
          </table:table-cell>
        </table:table-row>
        <table:table-row>
          <table:table-cell table:style-name="Таблица4.A1" office:value-type="string">
            <text:p text:style-name="P19"><text:span text:style-name="Мнемоника"><text:span text:style-name="T12">status_reg_t</text:span></text:span></text:p>
          </table:table-cell>
          <table:table-cell table:style-name="Таблица4.A1" office:value-type="string">
            <text:p text:style-name="P21"><text:span text:style-name="Мнемоника">uint16_t</text:span></text:p>
          </table:table-cell>
        </table:table-row>
      </table:table>
      <text:h text:style-name="Heading_20_3" text:outline-level="3">Пользовательские типы</text:h>
      <text:p text:style-name="P23">Класс-«обёртка» критической секции – см «<text:span text:style-name="Ссылка_20_на_20_название"><text:sequence-ref text:reference-format="text" text:ref-name="refЛистинг1">Листинг 2  TCritSect</text:sequence-ref></text:span>». <text:span text:style-name="T14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172940652946748" text:continue-list="list4646766314776965660" text:style-name="WW8Num5">
        <text:list-item text:start-value="1">
          <text:p text:style-name="P40">class TCritSect</text:p>
        </text:list-item>
        <text:list-item>
          <text:p text:style-name="P40">{</text:p>
        </text:list-item>
        <text:list-item>
          <text:p text:style-name="P40">public:</text:p>
        </text:list-item>
        <text:list-item>
          <text:p text:style-name="P40"><text:s text:c="4"/>TCritSect () : StatusReg(cli()) { }</text:p>
        </text:list-item>
        <text:list-item>
          <text:p text:style-name="P40"><text:s text:c="4"/>~TCritSect() { sti(StatusReg); }</text:p>
        </text:list-item>
        <text:list-item>
          <text:p text:style-name="P40"/>
        </text:list-item>
        <text:list-item>
          <text:p text:style-name="P40">private:</text:p>
        </text:list-item>
        <text:list-item>
          <text:p text:style-name="P40"><text:s text:c="4"/>status_reg_t StatusReg;</text:p>
        </text:list-item>
        <text:list-item>
          <text:p text:style-name="P40">};</text:p>
        </text:list-item>
      </text:list>
      <text:p text:style-name="Название_20_объекта"><text:span text:style-name="НазваниеОбъекта"><text:span text:style-name="T14">Листинг </text:span></text:span><text:span text:style-name="НазваниеОбъекта"><text:span text:style-name="T13"><text:sequence text:ref-name="refЛистинг1" text:name="Листинг" text:formula="ooow:Листинг+1" style:num-format="1">2</text:sequence></text:span></text:span><text:span text:style-name="НазваниеОбъекта"><text:span text:style-name="T13"> </text:span></text:span><text:span text:style-name="T13"> </text:span><text:span text:style-name="T15">TCritSect</text:span></text:p>
      <text:p text:style-name="P19"><text:span text:style-name="T14">Класс-«обёртка»</text:span><text:span text:style-name="Мнемоника"><text:span text:style-name="T12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 TISRW</text:sequence-ref></text:span>».</text:p>
      <text:list xml:id="list172940235360406" text:continue-list="list172940652946748" text:style-name="WW8Num5">
        <text:list-item text:start-value="1">
          <text:p text:style-name="Исходный_20_код"><text:soft-page-break/>class TISRW <text:s text:c="38"/></text:p>
        </text:list-item>
        <text:list-item>
          <text:p text:style-name="Исходный_20_код">{ <text:s text:c="48"/></text:p>
        </text:list-item>
        <text:list-item>
          <text:p text:style-name="Исходный_20_код">public: <text:s text:c="42"/></text:p>
        </text:list-item>
        <text:list-item>
          <text:p text:style-name="Исходный_20_код"><text:s text:c="4"/>INLINE <text:s/>TISRW() <text:s/>{ isr_enter(); } <text:s text:c="12"/></text:p>
        </text:list-item>
        <text:list-item>
          <text:p text:style-name="Исходный_20_код"><text:s text:c="4"/>INLINE <text:s/>~TISRW() { isr_exit(); <text:s/>} <text:s text:c="12"/></text:p>
        </text:list-item>
        <text:list-item>
          <text:p text:style-name="Исходный_20_код"><text:s text:c="50"/></text:p>
        </text:list-item>
        <text:list-item>
          <text:p text:style-name="Исходный_20_код">private: <text:s text:c="41"/></text:p>
        </text:list-item>
        <text:list-item>
          <text:p text:style-name="Исходный_20_код"><text:s text:c="4"/>//--------------------------------------------</text:p>
        </text:list-item>
        <text:list-item>
          <text:p text:style-name="Исходный_20_код"><text:s text:c="4"/>INLINE void isr_enter() <text:s text:c="22"/></text:p>
        </text:list-item>
        <text:list-item>
          <text:p text:style-name="Исходный_20_код"><text:s text:c="4"/>{ <text:s text:c="44"/></text:p>
        </text:list-item>
        <text:list-item>
          <text:p text:style-name="Исходный_20_код"><text:s text:c="8"/>Kernel.ISR_NestCount++; <text:s text:c="18"/></text:p>
        </text:list-item>
        <text:list-item>
          <text:p text:style-name="Исходный_20_код"><text:s text:c="4"/>} <text:s text:c="44"/></text:p>
        </text:list-item>
        <text:list-item>
          <text:p text:style-name="Исходный_20_код"><text:s text:c="4"/>//--------------------------------------------</text:p>
        </text:list-item>
        <text:list-item>
          <text:p text:style-name="Исходный_20_код"><text:s text:c="4"/>INLINE void isr_exit() <text:s text:c="23"/></text:p>
        </text:list-item>
        <text:list-item>
          <text:p text:style-name="Исходный_20_код"><text:s text:c="4"/>{ <text:s text:c="44"/></text:p>
        </text:list-item>
        <text:list-item>
          <text:p text:style-name="Исходный_20_код"><text:s text:c="8"/><text:span text:style-name="T2">TCritSect cs;</text:span></text:p>
        </text:list-item>
        <text:list-item>
          <text:p text:style-name="P41"/>
        </text:list-item>
        <text:list-item>
          <text:p text:style-name="Исходный_20_код"><text:s text:c="8"/>if(--Kernel.ISR_NestCount) return; <text:s text:c="7"/></text:p>
        </text:list-item>
        <text:list-item>
          <text:p text:style-name="Исходный_20_код"><text:s text:c="8"/>Kernel.sched_isr(); <text:s text:c="22"/></text:p>
        </text:list-item>
        <text:list-item>
          <text:p text:style-name="Исходный_20_код"><text:s text:c="4"/>} <text:s text:c="44"/></text:p>
        </text:list-item>
        <text:list-item>
          <text:p text:style-name="Исходный_20_код"><text:s text:c="4"/>//--------------------------------------------</text:p>
        </text:list-item>
        <text:list-item>
          <text:p text:style-name="Исходный_20_код">}; <text:s text:c="47"/></text:p>
        </text:list-item>
      </text:list>
      <text:p text:style-name="P20"><text:span text:style-name="НазваниеОбъекта"><text:span text:style-name="T12">Листинг </text:span></text:span><text:span text:style-name="НазваниеОбъекта"><text:span text:style-name="T13"><text:sequence text:ref-name="refЛистинг2" text:name="Листинг" text:formula="ooow:Листинг+1" style:num-format="1">3</text:sequence></text:span></text:span><text:span text:style-name="НазваниеОбъекта"><text:span text:style-name="T13"> </text:span></text:span><text:span text:style-name="Мнемоника"><text:span text:style-name="T13"> </text:span></text:span><text:span text:style-name="Мнемоника"><text:span text:style-name="T15">T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4">Порт <text:span text:style-name="Имя_20_собственное"><text:span text:style-name="T2">Blackfin/VisuaDSP++</text:span></text:span><text:span text:style-name="T2"> </text:span>не поддерживает возможность использования отдельного стека для прерываний в силу недостатков этого приёма на платформах, не имеющих аппаратной возможности переключать указатель стека на стек прерываний<text:note text:id="ftn4" text:note-class="footnote"><text:note-citation>1</text:note-citation><text:note-body><text:p text:style-name="P14"><text:s/>Строго говоря, <text:span text:style-name="T2">Blackfin </text:span><text:span text:style-name="T10">поддерживает аппаратное переключение указателей стеков, но оно происходит только при переходе из режима </text:span><text:span text:style-name="T2">User </text:span><text:span text:style-name="T10">в режим </text:span><text:span text:style-name="T2">Supervisor, </text:span><text:span text:style-name="T10">поэтому не может быть использовано в данном порте.</text:span></text:p></text:note-body></text:note>.</text:p>
      <text:p text:style-name="Текст_20_абазца">Программное включение вложенных прерываний также не реализовано, т.к. процессор имеет аппаратный модуль контроллера событий (<text:span text:style-name="Имя_20_собственное">Event</text:span><text:span text:style-name="T2"> </text:span><text:span text:style-name="Имя_20_собственное">Controller</text:span><text:span text:style-name="T10">),</text:span><text:span text:style-name="T2"> </text:span><text:span text:style-name="T10">позволяющий отображать прерывания на разные уровни событий контроллера</text:span>.</text:p>
      <text:h text:style-name="Heading_20_3" text:outline-level="3"><text:soft-page-break/>Системный таймер</text:h>
      <text:p text:style-name="Текст_20_абазца">Вопроса с выбором аппаратного таймера процессора, используемого в качестве системного таймера, не возникает, т.к. процессор содержит специальный таймер в ядре – <text:span text:style-name="Имя_20_собственное">Core</text:span><text:span text:style-name="T2"> </text:span><text:span text:style-name="Имя_20_собственное">Timer</text:span><text:span text:style-name="T2">. <text:s/></text:span><text:span text:style-name="T10">Поскольку существует большое разнообразие вариантов как задания периода таймера, так и задания тактовых частот процессора, настройка и запуск таймера вынесены из состава ОС и полностью находятся в ведении пользователя. Логично всю инициализацию – настройку тактовых частот, установку напряжения питания ядра, настройку и запуск таймера ядра и др., – сделать в функции </text:span><text:span text:style-name="Мнемоника"><text:span text:style-name="T6">main</text:span></text:span><text:span text:style-name="T10"> проекта до запуска </text:span><text:span text:style-name="Мнемоника"><text:span text:style-name="T5">OS::</text:span></text:span><text:span text:style-name="Мнемоника"><text:span text:style-name="T6">r</text:span></text:span><text:span text:style-name="Мнемоника"><text:span text:style-name="T5">un</text:span></text:span><text:span text:style-name="T10">.</text:span></text:p>
      <text:h text:style-name="Heading_20_3" text:outline-level="3">Передача управления на основе программного прерывания</text:h>
      <text:p text:style-name="Текст_20_абазца">Поскольку данный процессор имеет поддержку программного прерывания, прямая передача управления в данном порте не реализована за ненадобностью. В качестве программного прерывания для переключения контекстов используется <text:span text:style-name="Имя_20_собственное">Software Interrupt 1</text:span> (<text:span text:style-name="Имя_20_собственное">IVG14</text:span>). Инициирование переключения контекстов производится с помощью вызова функции:</text:p>
      <text:p text:style-name="P25"><text:span text:style-name="Мнемоника"><text:span text:style-name="T5">// </text:span></text:span><text:span text:style-name="Мнемоника"><text:span text:style-name="T4">raise</text:span></text:span><text:span text:style-name="Мнемоника"><text:span text:style-name="T5"> </text:span></text:span><text:span text:style-name="Мнемоника"><text:span text:style-name="T4">software</text:span></text:span><text:span text:style-name="Мнемоника"><text:span text:style-name="T5"> </text:span></text:span><text:span text:style-name="Мнемоника"><text:span text:style-name="T4">interrupt</text:span></text:span></text:p>
      <text:p text:style-name="P25"><text:span text:style-name="Мнемоника"><text:span text:style-name="T4">inline void </text:span></text:span><text:span text:style-name="Мнемоника">raise_context_switch</text:span><text:span text:style-name="Мнемоника"><text:span text:style-name="T4">() { raise_intr(14); } </text:span></text:span></text:p>
      <text:p text:style-name="P26"><text:span text:style-name="T10">В порте определёна собственно функция обработки прерываний, реализованная на ассемблере, которая производит переключение контекстов.</text:span>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4959590269860710053" text:style-name="L1">
        <text:list-item>
          <text:p text:style-name="P36">scmRTOS_config.h;</text:p>
        </text:list-item>
        <text:list-item>
          <text:p text:style-name="P36">scmRTOS_target_cfg.h;</text:p>
        </text:list-item>
        <text:list-item>
          <text:p text:style-name="P36">scmRTOS_extensions.h</text:p>
        </text:list-item>
      </text:list>
      <text:p text:style-name="P24"><text:soft-page-break/>Код конфигурационного файла<text:note text:id="ftn5" text:note-class="footnote"><text:note-citation>1</text:note-citation><text:note-body><text:p text:style-name="Footnote"><text:s/><text:span text:style-name="T10">Только значимая часть, без комментариев, «шапок», </text:span><text:span text:style-name="T2">code guard'</text:span><text:span text:style-name="T10">ов и прочего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 scmRTOS_config.h</text:sequence-ref></text:span>».</text:p>
      <text:list xml:id="list172940975271505" text:continue-list="list172940235360406" text:style-name="WW8Num5">
        <text:list-item text:start-value="1">
          <text:p text:style-name="P41"><text:bookmark-start text:name="__RefNumPara__47578_1335132186"/>typedef uint32_t <text:s text:c="5"/>timeout_t;<text:bookmark-end text:name="__RefNumPara__47578_1335132186"/></text:p>
        </text:list-item>
        <text:list-item>
          <text:p text:style-name="P41"><text:bookmark-start text:name="__RefNumPara__47580_1335132186"/>typedef uint_fast32_t tick_count_t;<text:bookmark-end text:name="__RefNumPara__47580_1335132186"/></text:p>
        </text:list-item>
        <text:list-item>
          <text:p text:style-name="P41"><text:s text:c="44"/></text:p>
        </text:list-item>
        <text:list-item>
          <text:p text:style-name="P41"><text:bookmark-start text:name="__RefNumPara__47582_1335132186"/>#define scmRTOS_PROCESS_COUNT <text:s text:c="19"/>3<text:bookmark-end text:name="__RefNumPara__47582_1335132186"/></text:p>
        </text:list-item>
        <text:list-item>
          <text:p text:style-name="P41"><text:bookmark-start text:name="__RefNumPara__47584_1335132186"/>#define scmRTOS_SYSTIMER_NEST_INTS_ENABLE <text:s text:c="7"/>1<text:bookmark-end text:name="__RefNumPara__47584_1335132186"/></text:p>
        </text:list-item>
        <text:list-item>
          <text:p text:style-name="P41"><text:bookmark-start text:name="__RefNumPara__47586_1335132186"/>#define scmRTOS_ISRW_TYPE <text:s text:c="23"/>TISRW<text:bookmark-end text:name="__RefNumPara__47586_1335132186"/></text:p>
        </text:list-item>
        <text:list-item>
          <text:p text:style-name="P41"><text:bookmark-start text:name="__RefNumPara__47588_1335132186"/>#define scmRTOS_SYSTEM_TICKS_ENABLE <text:s text:c="13"/>1<text:bookmark-end text:name="__RefNumPara__47588_1335132186"/></text:p>
        </text:list-item>
        <text:list-item>
          <text:p text:style-name="P41"><text:bookmark-start text:name="__RefNumPara__47590_1335132186"/>#define scmRTOS_SYSTIMER_HOOK_ENABLE <text:s text:c="12"/><text:span text:style-name="T10">1</text:span><text:bookmark-end text:name="__RefNumPara__47590_1335132186"/></text:p>
        </text:list-item>
        <text:list-item>
          <text:p text:style-name="P41"><text:bookmark-start text:name="__RefNumPara__47592_1335132186"/>#define scmRTOS_IDLE_HOOK_ENABLE <text:s text:c="16"/>1<text:bookmark-end text:name="__RefNumPara__47592_1335132186"/></text:p>
        </text:list-item>
        <text:list-item>
          <text:p text:style-name="P41">#define scmRTOS_IDLE_PROCESS_STACK_SIZE <text:s text:c="9"/>768</text:p>
        </text:list-item>
        <text:list-item>
          <text:p text:style-name="P41"><text:bookmark-start text:name="__RefNumPara__47596_1335132186"/>#define scmRTOS_PRIORITY_ORDER <text:s text:c="18"/>1<text:bookmark-end text:name="__RefNumPara__47596_1335132186"/></text:p>
        </text:list-item>
        <text:list-item>
          <text:p text:style-name="P41"><text:bookmark-start text:name="__RefNumPara__47594_1335132186"/>#define scmRTOS_CONTEXT_SWITCH_USER_HOOK_ENABLE <text:s/>0<text:bookmark-end text:name="__RefNumPara__47594_1335132186"/></text:p>
        </text:list-item>
      </text:list>
      <text:p text:style-name="P20"><text:span text:style-name="НазваниеОбъекта"><text:span text:style-name="T12">Листинг </text:span></text:span><text:span text:style-name="НазваниеОбъекта"><text:span text:style-name="T13"><text:sequence text:ref-name="refЛистинг3" text:name="Листинг" text:formula="ooow:Листинг+1" style:num-format="1">4</text:sequence></text:span></text:span><text:span text:style-name="НазваниеОбъекта"><text:span text:style-name="T13">  scmRTOS_config.h</text:span></text:span></text:p>
      <text:p text:style-name="P4">Вышеприведённый файл определяет два псевдонима встроенных типов – для переменных таймаутов <text:bookmark-ref text:reference-format="number" text:ref-name="__RefNumPara__47578_1335132186">{1}</text:bookmark-ref> и для счётчика тиков системного таймера <text:bookmark-ref text:reference-format="number" text:ref-name="__RefNumPara__47580_1335132186">{2}</text:bookmark-ref>, число пользовательских процессов в количестве 3 <text:bookmark-ref text:reference-format="number" text:ref-name="__RefNumPara__47582_1335132186">{4}</text:bookmark-ref>, разрешает вложенные прерывания в обработчике прерываний<text:span text:style-name="T2"> </text:span>системного таймера <text:bookmark-ref text:reference-format="number" text:ref-name="__RefNumPara__47584_1335132186">{5}</text:bookmark-ref>, класс-«обёртка» для обработчиков прерываний простого типа, без переключения на стек прерываний <text:bookmark-ref text:reference-format="number" text:ref-name="__RefNumPara__47586_1335132186">{6}</text:bookmark-ref>, разрешает функцию системного времени – счётчик тиков системного таймера <text:bookmark-ref text:reference-format="number" text:ref-name="__RefNumPara__47588_1335132186">{7}</text:bookmark-ref>, разрешает пользовательские хуки системного таймера <text:bookmark-ref text:reference-format="number" text:ref-name="__RefNumPara__47590_1335132186">{8}</text:bookmark-ref> и фонового процесса системы (<text:span text:style-name="Мнемоника">IdleProc</text:span>) <text:bookmark-ref text:reference-format="number" text:ref-name="__RefNumPara__47592_1335132186">{9}</text:bookmark-ref>, а пользовательский хук при переключении контекстов не разрешён <text:bookmark-ref text:reference-format="number" text:ref-name="__RefNumPara__47594_1335132186">{12}</text:bookmark-ref>, порядок следования приоритетов обратный – <text:span text:style-name="Мнемоника">pr0</text:span><text:span text:style-name="T2"> </text:span>равно <text:span text:style-name="Мнемоника">scmRTOS_PROCESS_COUNT</text:span>, <text:span text:style-name="Мнемоника">prIdle</text:span><text:span text:style-name="T2"> – </text:span><text:span text:style-name="Мнемоника">0</text:span> <text:bookmark-ref text:reference-format="number" text:ref-name="__RefNumPara__47596_1335132186">{11}</text:bookmark-ref>. </text:p>
      <text:p text:style-name="Текст_20_абазца">Т.к. <text:span text:style-name="Имя_20_собственное">Blackfin</text:span><text:span text:style-name="T2"> </text:span>имеет специальную аппаратуру для поддержки функций ОС<text:note text:id="ftn6" text:note-class="footnote"><text:note-citation>2</text:note-citation><text:note-body><text:p text:style-name="Footnote"><text:s/>Таймер ядра и программное прерывание.</text:p></text:note-body></text:note>, необходимости в специальном коде для конфигурации этих средств на уровне проекта нет. Файл <text:span text:style-name="T2">scmRTOS_target_cfg.h </text:span>содержит только подключение специальных заголовочных файлов, перечень которых определяется на уровне проекта, находящихся в составе пакета <text:span text:style-name="Имя_20_собственное">VisualDSP++</text:span><text:span text:style-name="T2">, </text:span>таких как exception.h, pll.h, ccblkfn.h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10"> куда относится настройка и запуск системного таймера - см «</text:span><text:span text:style-name="Ссылка_20_на_20_название"><text:span text:style-name="T10"><text:sequence-ref text:reference-format="text" text:ref-name="refЛистинг4">Листинг 5 Настройка системного таймера, прерывания переключения контекстов и запуск ОС</text:sequence-ref></text:span></text:span><text:span text:style-name="T10">».</text:span></text:p>
      <text:list xml:id="list172941819814116" text:continue-list="list172940975271505" text:style-name="WW8Num5">
        <text:list-item text:start-value="1">
          <text:p text:style-name="P39"><text:soft-page-break/>//------------------------------------------------------------------- <text:s text:c="10"/></text:p>
        </text:list-item>
        <text:list-item>
          <text:p text:style-name="P39">// <text:s text:c="77"/></text:p>
        </text:list-item>
        <text:list-item>
          <text:p text:style-name="P39">// <text:s/>System Timer setup and start <text:s text:c="47"/></text:p>
        </text:list-item>
        <text:list-item>
          <text:p text:style-name="P39">// <text:s text:c="77"/></text:p>
        </text:list-item>
        <text:list-item>
          <text:p text:style-name="P39">MMR32(TCNTL) <text:s text:c="2"/>= 1; <text:s text:c="7"/>// turn on the timer <text:s text:c="32"/></text:p>
        </text:list-item>
        <text:list-item>
          <text:p text:style-name="P39">MMR32(TSCALE) <text:s/>= 0; <text:s text:c="7"/>// <text:s text:c="50"/></text:p>
        </text:list-item>
        <text:list-item>
          <text:p text:style-name="P39">MMR32(TPERIOD) = 200111; <text:s text:c="2"/>// 5ns * 200 000 = 1 ms <text:s text:c="29"/></text:p>
        </text:list-item>
        <text:list-item>
          <text:p text:style-name="P39">MMR32(TCNTL) <text:s text:c="2"/>= 0x07; <text:s text:c="4"/>// run timer <text:s text:c="40"/></text:p>
        </text:list-item>
        <text:list-item>
          <text:p text:style-name="P39">//------------------------------------------------------------------- <text:s text:c="10"/></text:p>
        </text:list-item>
        <text:list-item>
          <text:p text:style-name="P39">// <text:s text:c="77"/></text:p>
        </text:list-item>
        <text:list-item>
          <text:p text:style-name="P39">// <text:s text:c="3"/>Register System Interrupt Handlers <text:s text:c="39"/></text:p>
        </text:list-item>
        <text:list-item>
          <text:p text:style-name="P39">// <text:s text:c="77"/></text:p>
        </text:list-item>
        <text:list-item>
          <text:p text:style-name="P39">// <text:s text:c="77"/></text:p>
        </text:list-item>
        <text:list-item>
          <text:p text:style-name="P39">register_handler_ex(ik_timer, OS::system_timer_isr, 1); <text:s text:c="24"/></text:p>
        </text:list-item>
        <text:list-item>
          <text:p text:style-name="P39">register_handler_ex(ik_ivg14, context_switcher_isr, 1); <text:s text:c="24"/></text:p>
        </text:list-item>
        <text:list-item>
          <text:p text:style-name="P39">//------------------------------------------------------------------- <text:s text:c="10"/></text:p>
        </text:list-item>
        <text:list-item>
          <text:p text:style-name="P39"><text:s text:c="80"/></text:p>
        </text:list-item>
        <text:list-item>
          <text:p text:style-name="P39">OS::run(); <text:s text:c="69"/></text:p>
        </text:list-item>
      </text:list>
      <text:p text:style-name="P20"><text:span text:style-name="НазваниеОбъекта"><text:span text:style-name="T12">Листинг </text:span></text:span><text:span text:style-name="НазваниеОбъекта"><text:span text:style-name="T13"><text:sequence text:ref-name="refЛистинг4" text:name="Листинг" text:formula="ooow:Листинг+1" style:num-format="1">5</text:sequence></text:span></text:span><text:span text:style-name="НазваниеОбъекта"><text:span text:style-name="T13"> </text:span></text:span><text:span text:style-name="НазваниеОбъекта"><text:span text:style-name="T12">Настройка системного таймера, прерывания переключения контекстов и з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fo:padding-left="0cm" fo:padding-right="0cm" fo:padding-top="0cm" fo:padding-bottom="0.035cm" fo:border="none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fo:padding-left="0cm" fo:padding-right="0cm" fo:padding-top="0cm" fo:padding-bottom="0.035cm" fo:border="none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Blackfin/VisualDSP++</text:p>
      </style:header>
      <style:footer>
        <text:p text:style-name="MP3"><text:page-number text:select-page="current">9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5-11-13T17:29:39.442129247</dc:date>
    <meta:editing-duration>P3DT9H28M39S</meta:editing-duration>
    <meta:editing-cycles>122</meta:editing-cycles>
    <meta:generator>LibreOffice/4.4.6.3$Linux_X86_64 LibreOffice_project/40m0$Build-3</meta:generator>
    <dc:creator>harry  zhurov</dc:creator>
    <meta:document-statistic meta:table-count="2" meta:image-count="0" meta:object-count="0" meta:page-count="9" meta:paragraph-count="154" meta:word-count="1216" meta:character-count="11905" meta:non-whitespace-character-count="8760"/>
  </office:meta>
</office:document-meta>
</file>